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25-03-1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24-02-0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23-02-1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22-03-0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21-03-04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8912" calcext:value-type="float">
            <text:p>95.6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20-02-24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4256" calcext:value-type="float">
            <text:p>95.7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9-01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6136" calcext:value-type="float">
            <text:p>95.5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8-02-0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7-03-0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428" calcext:value-type="float">
            <text:p>95.2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6-02-1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5-03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4-01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3-01-1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1464" calcext:value-type="float">
            <text:p>94.7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2-06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2-01-27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1-10-18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1-08-1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1-07-06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1-06-01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1-05-03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1-03-17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1528" calcext:value-type="float">
            <text:p>94.5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1-02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1-01-28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10-02-02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372" calcext:value-type="float">
            <text:p>94.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09-01-1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6184" calcext:value-type="float">
            <text:p>94.4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08-02-29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07-03-0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06-02-22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748" calcext:value-type="float">
            <text:p>94.1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05-02-1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0152" calcext:value-type="float">
            <text:p>94.1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04-02-0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03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01-12-12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01-01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2000-01-11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1999-01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0968" calcext:value-type="float">
            <text:p>93.8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199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4976" calcext:value-type="float">
            <text:p>93.9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1996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199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3808" calcext:value-type="float">
            <text:p>93.7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723106420001</text:p>
          </table:table-cell>
          <table:table-cell office:value-type="string" calcext:value-type="string">
            <text:p>MBOWN-208 - 29S.02E.13.113A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1032" calcext:value-type="float">
            <text:p>93.6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